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8" office:value-type="string" office:string-value="Tender. Details">
            <text:p>Tender. Details</text:p>
          </table:table-cell>
          <table:table-cell table:style-name="ce8" office:value-type="string" office:string-value=""/>
          <table:table-cell table:style-name="ce8" office:value-type="string" office:string-value="Tender">
            <text:p>Te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UBL Version Identifier. Identifier">
            <text:p>Tender. UBL Vers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Customization Identifier. Identifier">
            <text:p>Tender. Customiza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Profile Identifier. Identifier">
            <text:p>Tender. Profile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Profile Execution Identifier. Identifier">
            <text:p>Tender. Profile Execu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Identifier">
            <text:p>Tend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Copy_ Indicator. Indicator">
            <text:p>Tender. Copy_ Indicator. Indicator</text:p>
          </table:table-cell>
          <table:table-cell table:style-name="ce9" office:value-type="string" office:string-value=""/>
          <table:table-cell office:value-type="string" table:style-name="ce9" office:string-value="Tender">
            <text:p>Te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UUID. Identifier">
            <text:p>Tender. UUID.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9" office:string-value="Tender. Tender Type Code. Code">
            <text:p>Tender. Tender Type Code. Cod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Tender Type">
            <text:p>Tender Type</text:p>
          </table:table-cell>
          <table:table-cell office:value-type="string" table:style-name="ce9" office:string-value="Code">
            <text:p>Code</text:p>
          </table:table-cell>
          <table:table-cell office:value-type="string" table:style-name="ce11" table:formula="of:=IF([.F10]&lt;&gt;&quot;&quot;;CONCATENATE([.F10];&quot; &quot;;[.G10]);[.G10])" office:string-value="Tender Type Code">
            <text:p>Te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0]&lt;&gt;&quot;&quot;;CONCATENATE([.J10];&quot;_ &quot;;[.I10];&quot;. Type&quot;);CONCATENATE([.I1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9" office:string-value="Tender. Contract Folder Identifier. Identifier">
            <text:p>Tender. Contract Folder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1]&lt;&gt;&quot;&quot;;CONCATENATE([.F11];&quot; &quot;;[.G11]);[.G11])"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1]&lt;&gt;&quot;&quot;;CONCATENATE([.J11];&quot;_ &quot;;[.I11];&quot;. Type&quot;);CONCATENATE([.I11];&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 Issue Date. Date">
            <text:p>Tender. Issue Date. Dat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 Issue Time. Time">
            <text:p>Tender. Issue Time. Tim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9" office:string-value="Tender. Contract Name. Text">
            <text:p>Tender. Contract Nam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4]&lt;&gt;&quot;&quot;;CONCATENATE([.F14];&quot; &quot;;[.G14]);[.G14])"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Tender. Note. Text">
            <text:p>Tender. Not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10" office:value-type="string" office:string-value="Tender. Validity_ Period. Period">
            <text:p>Tender. Validity_ Period. Period</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for which the Tender is valid.">
            <text:p>The period for which the Tender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10" office:value-type="string" office:string-value="Tender. Document Reference">
            <text:p>Tender.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Signature">
            <text:p>Tender. Signatur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10" office:value-type="string" office:string-value="Tender. Tenderer_ Party. Party">
            <text:p>Tender. Tendere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text:p>Tender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rimary tenderer.">
            <text:p>The primary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erQualificationDocumentReference">
            <text:p>TendererQualificationDocumentReference</text:p>
          </table:table-cell>
          <table:table-cell table:style-name="ce10" office:value-type="string" office:string-value="Tender. Tenderer Qualification_ Document Reference. Document Reference">
            <text:p>Tender. Tenderer Qualification_ Document Reference.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enderer qualification document that has been used to qualify the tenderer.">
            <text:p>A reference to the tenderer qualification document that has been used to qualify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ubcontractorParty">
            <text:p>SubcontractorParty</text:p>
          </table:table-cell>
          <table:table-cell table:style-name="ce10" office:value-type="string" office:string-value="Tender. Subcontractor_ Party. Party">
            <text:p>Tender. Subcontracto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Subcontractor">
            <text:p>Subcontract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ubcontractor or other tenderer participating in the same Tender.">
            <text:p>A subcontractor or other tenderer participating in the sam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ingParty">
            <text:p>ContractingParty</text:p>
          </table:table-cell>
          <table:table-cell table:style-name="ce10" office:value-type="string" office:string-value="Tender. Contracting Party">
            <text:p>Tender. Contracting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Tender. Originator_ Customer Party. Customer Party">
            <text:p>Tender. Originator_ Customer Party. Customer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originating the Tender.">
            <text:p>The party originating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edProject">
            <text:p>TenderedProject</text:p>
          </table:table-cell>
          <table:table-cell table:style-name="ce10" office:value-type="string" office:string-value="Tender. Tendered Project">
            <text:p>Tender. Tendered Project</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ed Project">
            <text:p>Tendered Project</text:p>
          </table:table-cell>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